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01000000F18529166FCB32AFE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afd095" draw:textarea-horizontal-align="justify" draw:textarea-vertical-align="top" draw:auto-grow-height="false" fo:min-height="4.5cm" fo:min-width="12.5cm" fo:padding-top="0.204cm" fo:padding-bottom="0.204cm" fo:padding-left="0.329cm" fo:padding-right="0.329cm"/>
      <style:paragraph-properties style:writing-mode="lr-tb"/>
    </style:style>
    <style:style style:name="gr2" style:family="graphic" style:parent-style-name="Objeto_20_sin_20_relleno_20_ni_20_línea">
      <style:graphic-properties draw:stroke="soli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36pt" style:font-size-asian="36pt" style:font-size-complex="36pt"/>
    </style:style>
    <style:style style:name="P2" style:family="paragraph">
      <loext:graphic-properties draw:fill-color="#afd095"/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3cm" svg:height="4.75cm" svg:x="3.25cm" svg:y="9.5cm">
          <text:p text:style-name="P1"><text:span text:style-name="T1">AITOR GUERRA</text:span></text:p>
          <text:p text:style-name="P1"><text:span text:style-name="T2">Data Analyst &amp; Data Scien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2.579cm" svg:x="13cm" svg:y="11.421cm">
          <draw:image xlink:href="Pictures/1000000100000101000000F18529166FCB32AFE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00:25:32.101000000</meta:creation-date>
    <dc:date>2023-04-14T00:56:30.669000000</dc:date>
    <meta:editing-duration>PT30M58S</meta:editing-duration>
    <meta:editing-cycles>2</meta:editing-cycles>
    <meta:generator>LibreOffice/7.5.2.2$Windows_X86_64 LibreOffice_project/53bb9681a964705cf672590721dbc85eb4d0c3a2</meta:generator>
    <meta:document-statistic meta:object-count="2"/>
  </office:meta>
</office:document-meta>
</file>